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homas</text:p>
      <text:p text:style-name="Standard"/>
      <text:p text:style-name="Standard">HIS 6939</text:p>
      <text:p text:style-name="Standard"/>
      <text:p text:style-name="Standard">10/31/17</text:p>
      <text:p text:style-name="Standard"/>
      <text:p text:style-name="P1"/>
      <text:p text:style-name="P1">Source Analysis</text:p>
      <text:p text:style-name="P1"/>
      <text:p text:style-name="P2"/>
      <text:p text:style-name="P2"><text:tab/>The source I looked into was a database titled EuroDocs. (<text:a xlink:type="simple" xlink:href="https://eudocs.lib.byu.edu/index.php/Main_Page">https://eudocs.lib.byu.edu/index.php/Main_Page</text:a>) This is the URL that links users to the database server. <text:s/>This source is one that displays primary source documents coming from a number of European colonial powers including France, England, Portugal and the Netherlands. <text:s/>All these documents being listed by date. <text:s/>This database was set up by Brigham Young University in Utah, yet there is nothing on the front page of this database to hint at how this project was put together. <text:s/>This project is very open about what sources they were able to gather, it is an open access server that anyone can go one regardless if one is a student at BYU. <text:s/>They have a number of different sources besides textual documents including maps, photographs and videos. <text:s/>This database has not placed any emphasis on goals, this seems to be a database that is nothing more than a avenue for students to gain a great deal of sources without having to jump through several hoops. <text:s/>What one can assume is that the mission or purpose of this database is to provide access to students, to give a larger range of students the information to conduct all manners of research, it allows anyone, someone who may not even be in college the chance to investigate sources that were not readily available years ago. <text:s/>There is a caption saying that the database was created by a specific person yet they are attached to the school Brigham Young University, so thus the school was responsible for the formation of this database with little to no outside help. <text:s/>Since these documents are a majority primary sources that are either in their natural language or translated into another language which is the only time I can assume that an authors <text:soft-page-break/>personal opinion may have been added to the work. <text:s/>As a translator, it is up to one person to assume work out what these authors have written, with the context and dialect ever changing, these translations may be something to keep an eye one as this source is further investigated. <text:s/>One of the biggest ways this database categorizes it's data is to set them into a series of dates, and these dates span well over 100 years, giving links to all kinds of information. <text:s/>Each set of years is also given a description, for example, when looking at the section on the Netherlands one section that will be of great use to the group is the section titled <text:span text:style-name="T1">Independence, Empire and Decline</text:span>. <text:s/>These categorizations seem to work perfectly with the data since there is a great deal of it per section, these categories give the people an easier time locating the sources they need by the sections that are labelled. <text:s/>All in all this source is one of the better ones located on the web, it has a great deal of information that can be used for a number of projects but what is important about this source is that it contains primary documents that can be vital to displaying an accurate graph during the projec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2:51:19</meta:creation-date>
    <dc:date>2017-10-31T13:18:57</dc:date>
    <meta:editing-duration>PT10M58S</meta:editing-duration>
    <meta:editing-cycles>2</meta:editing-cycles>
    <meta:generator>OpenOffice.org/3.4.1$Unix OpenOffice.org_project/341m1$Build-9593</meta:generator>
    <meta:document-statistic meta:table-count="0" meta:image-count="0" meta:object-count="0" meta:page-count="2" meta:paragraph-count="6" meta:word-count="524" meta:character-count="3011"/>
  </office:meta>
</office:document-meta>
</file>